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Inter" svg:font-family="Inter,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mm" fo:margin-right="0mm" fo:orphans="2" fo:widows="2" fo:text-indent="0mm" style:auto-text-indent="false"/>
      <style:text-properties fo:font-variant="normal" fo:text-transform="none" style:font-name="Inter" fo:font-size="11.25pt" fo:letter-spacing="normal" fo:font-style="normal" fo:font-weight="normal"/>
    </style:style>
    <style:style style:name="P2" style:family="paragraph" style:parent-style-name="Text_20_body">
      <style:paragraph-properties fo:margin-left="0mm" fo:margin-right="0mm" fo:margin-top="0mm" fo:margin-bottom="2.65mm" style:contextual-spacing="false" fo:orphans="2" fo:widows="2" fo:text-indent="0mm" style:auto-text-indent="false" fo:padding="0mm" fo:border="none"/>
      <style:text-properties fo:font-variant="normal" fo:text-transform="none" style:font-name="Inter" fo:font-size="11.25pt" fo:letter-spacing="normal" fo:font-style="normal" fo:font-weight="normal"/>
    </style:style>
    <style:style style:name="P3" style:family="paragraph" style:parent-style-name="Text_20_body" style:list-style-name="L1">
      <style:paragraph-properties fo:margin-left="5.29mm" fo:margin-right="0mm" fo:margin-top="0mm" fo:margin-bottom="0mm" style:contextual-spacing="false" fo:orphans="2" fo:widows="2" fo:text-indent="0mm" style:auto-text-indent="false" fo:padding="0mm" fo:border="none"/>
      <style:text-properties fo:font-variant="normal" fo:text-transform="none" style:font-name="Inter" fo:font-size="11.25pt" fo:letter-spacing="normal" fo:font-style="normal" fo:font-weight="normal"/>
    </style:style>
    <style:style style:name="P4" style:family="paragraph" style:parent-style-name="Text_20_body" style:list-style-name="L2">
      <style:paragraph-properties fo:margin-left="5.29mm" fo:margin-right="0mm" fo:margin-top="0mm" fo:margin-bottom="0mm" style:contextual-spacing="false" fo:orphans="2" fo:widows="2" fo:text-indent="0mm" style:auto-text-indent="false" fo:padding="0mm" fo:border="none"/>
      <style:text-properties fo:font-variant="normal" fo:text-transform="none" style:font-name="Inter" fo:font-size="11.25pt" fo:letter-spacing="normal" fo:font-style="normal" fo:font-weight="normal"/>
    </style:style>
    <style:style style:name="P5" style:family="paragraph" style:parent-style-name="Text_20_body" style:list-style-name="L3">
      <style:paragraph-properties fo:margin-left="5.29mm" fo:margin-right="0mm" fo:margin-top="0mm" fo:margin-bottom="0mm" style:contextual-spacing="false" fo:orphans="2" fo:widows="2" fo:text-indent="0mm" style:auto-text-indent="false" fo:padding="0mm" fo:border="none"/>
      <style:text-properties fo:font-variant="normal" fo:text-transform="none" style:font-name="Inter" fo:font-size="11.25pt" fo:letter-spacing="normal" fo:font-style="normal" fo:font-weight="normal"/>
    </style:style>
    <style:style style:name="P6" style:family="paragraph" style:parent-style-name="Text_20_body" style:list-style-name="L4">
      <style:paragraph-properties fo:margin-left="5.29mm" fo:margin-right="0mm" fo:margin-top="0mm" fo:margin-bottom="0mm" style:contextual-spacing="false" fo:orphans="2" fo:widows="2" fo:text-indent="0mm" style:auto-text-indent="false" fo:padding="0mm" fo:border="none"/>
      <style:text-properties fo:font-variant="normal" fo:text-transform="none" style:font-name="Inter" fo:font-size="11.25pt" fo:letter-spacing="normal" fo:font-style="normal" fo:font-weight="normal"/>
    </style:style>
    <style:style style:name="P7" style:family="paragraph" style:parent-style-name="Text_20_body" style:list-style-name="L5">
      <style:paragraph-properties fo:margin-left="5.29mm" fo:margin-right="0mm" fo:margin-top="0mm" fo:margin-bottom="0mm" style:contextual-spacing="false" fo:orphans="2" fo:widows="2" fo:text-indent="0mm" style:auto-text-indent="false" fo:padding="0mm" fo:border="none"/>
      <style:text-properties fo:font-variant="normal" fo:text-transform="none" style:font-name="Inter" fo:font-size="11.25pt" fo:letter-spacing="normal" fo:font-style="normal" fo:font-weight="normal"/>
    </style:style>
    <style:style style:name="P8" style:family="paragraph" style:parent-style-name="Text_20_body" style:list-style-name="L6">
      <style:paragraph-properties fo:margin-left="5.29mm" fo:margin-right="0mm" fo:margin-top="0mm" fo:margin-bottom="0mm" style:contextual-spacing="false" fo:orphans="2" fo:widows="2" fo:text-indent="0mm" style:auto-text-indent="false" fo:padding="0mm" fo:border="none"/>
      <style:text-properties fo:font-variant="normal" fo:text-transform="none" style:font-name="Inter" fo:font-size="11.25pt" fo:letter-spacing="normal" fo:font-style="normal" fo:font-weight="normal"/>
    </style:style>
    <style:style style:name="P9" style:family="paragraph" style:parent-style-name="Text_20_body" style:list-style-name="L7">
      <style:paragraph-properties fo:margin-left="5.29mm" fo:margin-right="0mm" fo:margin-top="0mm" fo:margin-bottom="0mm" style:contextual-spacing="false" fo:orphans="2" fo:widows="2" fo:text-indent="0mm" style:auto-text-indent="false" fo:padding="0mm" fo:border="none"/>
      <style:text-properties fo:font-variant="normal" fo:text-transform="none" style:font-name="Inter" fo:font-size="11.25pt" fo:letter-spacing="normal" fo:font-style="normal" fo:font-weight="normal"/>
    </style:style>
    <style:style style:name="P10" style:family="paragraph" style:parent-style-name="Text_20_body" style:list-style-name="L8">
      <style:paragraph-properties fo:margin-left="5.29mm" fo:margin-right="0mm" fo:margin-top="0mm" fo:margin-bottom="0mm" style:contextual-spacing="false" fo:orphans="2" fo:widows="2" fo:text-indent="0mm" style:auto-text-indent="false" fo:padding="0mm" fo:border="none"/>
      <style:text-properties fo:font-variant="normal" fo:text-transform="none" style:font-name="Inter" fo:font-size="11.25pt" fo:letter-spacing="normal" fo:font-style="normal" fo:font-weight="normal"/>
    </style:style>
    <style:style style:name="P11" style:family="paragraph" style:parent-style-name="Text_20_body" style:list-style-name="L4">
      <style:paragraph-properties fo:margin-left="5.29mm" fo:margin-right="0mm" fo:margin-top="0mm" fo:margin-bottom="0mm" style:contextual-spacing="false" fo:orphans="2" fo:widows="2" fo:text-indent="0mm" style:auto-text-indent="false" fo:padding="0mm" fo:border="none"/>
      <style:text-properties fo:font-variant="normal" fo:text-transform="none" fo:letter-spacing="normal"/>
    </style:style>
    <style:style style:name="P12" style:family="paragraph" style:parent-style-name="Text_20_body" style:list-style-name="L8">
      <style:paragraph-properties fo:margin-left="5.29mm" fo:margin-right="0mm" fo:margin-top="0mm" fo:margin-bottom="0mm" style:contextual-spacing="false" fo:orphans="2" fo:widows="2" fo:text-indent="0mm" style:auto-text-indent="false" fo:padding="0mm" fo:border="none"/>
      <style:text-properties fo:font-variant="normal" fo:text-transform="none" fo:letter-spacing="normal"/>
    </style:style>
    <style:style style:name="P13" style:family="paragraph" style:parent-style-name="Text_20_body" style:list-style-name="L6">
      <style:paragraph-properties fo:margin-left="5.29mm" fo:margin-right="0mm" fo:margin-top="0mm" fo:margin-bottom="0mm" style:contextual-spacing="false" fo:orphans="2" fo:widows="2" fo:text-indent="0mm" style:auto-text-indent="false" fo:padding="0mm" fo:border="none"/>
    </style:style>
    <style:style style:name="T1" style:family="text">
      <style:text-properties style:font-name="Inter" fo:font-size="11.25pt" fo:font-style="normal" fo:font-weight="normal"/>
    </style:style>
    <style:style style:name="T2" style:family="text">
      <style:text-properties style:font-name-asian="Inter" style:font-size-asian="11.25pt" style:font-style-asian="normal" style:font-weight-asian="normal"/>
    </style:style>
    <style:style style:name="T3" style:family="text">
      <style:text-properties fo:font-variant="normal" fo:text-transform="none" style:font-name="Inter" fo:font-size="11.25pt" fo:letter-spacing="normal" fo:font-style="normal" fo:font-weight="normal"/>
    </style:style>
    <style:style style:name="T4" style:family="text">
      <style:text-properties fo:font-variant="normal" fo:text-transform="none" style:font-name="Inter" fo:font-size="11.25pt" fo:letter-spacing="normal" fo:font-style="normal" fo:font-weight="normal" loext:padding="0mm" loext:border="none"/>
    </style:style>
    <text:list-style style:name="L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mm" text:min-label-width="4.99mm"/>
      </text:list-level-style-number>
      <text:list-level-style-number text:level="3" text:style-name="Numbering_20_Symbols" loext:num-list-format="%3%." style:num-suffix="." style:num-format="1">
        <style:list-level-properties text:space-before="32.53mm" text:min-label-width="4.99mm"/>
      </text:list-level-style-number>
      <text:list-level-style-number text:level="4" text:style-name="Numbering_20_Symbols" loext:num-list-format="%4%." style:num-suffix="." style:num-format="1">
        <style:list-level-properties text:space-before="45.03mm" text:min-label-width="4.99mm"/>
      </text:list-level-style-number>
      <text:list-level-style-number text:level="5" text:style-name="Numbering_20_Symbols" loext:num-list-format="%5%." style:num-suffix="." style:num-format="1">
        <style:list-level-properties text:space-before="57.54mm" text:min-label-width="4.99mm"/>
      </text:list-level-style-number>
      <text:list-level-style-number text:level="6" text:style-name="Numbering_20_Symbols" loext:num-list-format="%6%." style:num-suffix="." style:num-format="1">
        <style:list-level-properties text:space-before="70.05mm" text:min-label-width="4.99mm"/>
      </text:list-level-style-number>
      <text:list-level-style-number text:level="7" text:style-name="Numbering_20_Symbols" loext:num-list-format="%7%." style:num-suffix="." style:num-format="1">
        <style:list-level-properties text:space-before="82.55mm" text:min-label-width="4.99mm"/>
      </text:list-level-style-number>
      <text:list-level-style-number text:level="8" text:style-name="Numbering_20_Symbols" loext:num-list-format="%8%." style:num-suffix="." style:num-format="1">
        <style:list-level-properties text:space-before="95.06mm" text:min-label-width="4.99mm"/>
      </text:list-level-style-number>
      <text:list-level-style-number text:level="9" text:style-name="Numbering_20_Symbols" loext:num-list-format="%9%." style:num-suffix="." style:num-format="1">
        <style:list-level-properties text:space-before="107.56mm" text:min-label-width="4.99mm"/>
      </text:list-level-style-number>
      <text:list-level-style-number text:level="10" text:style-name="Numbering_20_Symbols" loext:num-list-format="%10%." style:num-suffix="." style:num-format="1">
        <style:list-level-properties text:space-before="120.07mm" text:min-label-width="4.99mm"/>
      </text:list-level-style-number>
    </text:list-style>
    <text:list-style style:name="L2">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mm" text:min-label-width="4.99mm"/>
      </text:list-level-style-number>
      <text:list-level-style-number text:level="3" text:style-name="Numbering_20_Symbols" loext:num-list-format="%3%." style:num-suffix="." style:num-format="1">
        <style:list-level-properties text:space-before="32.53mm" text:min-label-width="4.99mm"/>
      </text:list-level-style-number>
      <text:list-level-style-number text:level="4" text:style-name="Numbering_20_Symbols" loext:num-list-format="%4%." style:num-suffix="." style:num-format="1">
        <style:list-level-properties text:space-before="45.03mm" text:min-label-width="4.99mm"/>
      </text:list-level-style-number>
      <text:list-level-style-number text:level="5" text:style-name="Numbering_20_Symbols" loext:num-list-format="%5%." style:num-suffix="." style:num-format="1">
        <style:list-level-properties text:space-before="57.54mm" text:min-label-width="4.99mm"/>
      </text:list-level-style-number>
      <text:list-level-style-number text:level="6" text:style-name="Numbering_20_Symbols" loext:num-list-format="%6%." style:num-suffix="." style:num-format="1">
        <style:list-level-properties text:space-before="70.05mm" text:min-label-width="4.99mm"/>
      </text:list-level-style-number>
      <text:list-level-style-number text:level="7" text:style-name="Numbering_20_Symbols" loext:num-list-format="%7%." style:num-suffix="." style:num-format="1">
        <style:list-level-properties text:space-before="82.55mm" text:min-label-width="4.99mm"/>
      </text:list-level-style-number>
      <text:list-level-style-number text:level="8" text:style-name="Numbering_20_Symbols" loext:num-list-format="%8%." style:num-suffix="." style:num-format="1">
        <style:list-level-properties text:space-before="95.06mm" text:min-label-width="4.99mm"/>
      </text:list-level-style-number>
      <text:list-level-style-number text:level="9" text:style-name="Numbering_20_Symbols" loext:num-list-format="%9%." style:num-suffix="." style:num-format="1">
        <style:list-level-properties text:space-before="107.56mm" text:min-label-width="4.99mm"/>
      </text:list-level-style-number>
      <text:list-level-style-number text:level="10" text:style-name="Numbering_20_Symbols" loext:num-list-format="%10%." style:num-suffix="." style:num-format="1">
        <style:list-level-properties text:space-before="120.07mm" text:min-label-width="4.99mm"/>
      </text:list-level-style-number>
    </text:list-style>
    <text:list-style style:name="L3">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mm" text:min-label-width="4.99mm"/>
      </text:list-level-style-number>
      <text:list-level-style-number text:level="3" text:style-name="Numbering_20_Symbols" loext:num-list-format="%3%." style:num-suffix="." style:num-format="1">
        <style:list-level-properties text:space-before="32.53mm" text:min-label-width="4.99mm"/>
      </text:list-level-style-number>
      <text:list-level-style-number text:level="4" text:style-name="Numbering_20_Symbols" loext:num-list-format="%4%." style:num-suffix="." style:num-format="1">
        <style:list-level-properties text:space-before="45.03mm" text:min-label-width="4.99mm"/>
      </text:list-level-style-number>
      <text:list-level-style-number text:level="5" text:style-name="Numbering_20_Symbols" loext:num-list-format="%5%." style:num-suffix="." style:num-format="1">
        <style:list-level-properties text:space-before="57.54mm" text:min-label-width="4.99mm"/>
      </text:list-level-style-number>
      <text:list-level-style-number text:level="6" text:style-name="Numbering_20_Symbols" loext:num-list-format="%6%." style:num-suffix="." style:num-format="1">
        <style:list-level-properties text:space-before="70.05mm" text:min-label-width="4.99mm"/>
      </text:list-level-style-number>
      <text:list-level-style-number text:level="7" text:style-name="Numbering_20_Symbols" loext:num-list-format="%7%." style:num-suffix="." style:num-format="1">
        <style:list-level-properties text:space-before="82.55mm" text:min-label-width="4.99mm"/>
      </text:list-level-style-number>
      <text:list-level-style-number text:level="8" text:style-name="Numbering_20_Symbols" loext:num-list-format="%8%." style:num-suffix="." style:num-format="1">
        <style:list-level-properties text:space-before="95.06mm" text:min-label-width="4.99mm"/>
      </text:list-level-style-number>
      <text:list-level-style-number text:level="9" text:style-name="Numbering_20_Symbols" loext:num-list-format="%9%." style:num-suffix="." style:num-format="1">
        <style:list-level-properties text:space-before="107.56mm" text:min-label-width="4.99mm"/>
      </text:list-level-style-number>
      <text:list-level-style-number text:level="10" text:style-name="Numbering_20_Symbols" loext:num-list-format="%10%." style:num-suffix="." style:num-format="1">
        <style:list-level-properties text:space-before="120.07mm" text:min-label-width="4.99mm"/>
      </text:list-level-style-number>
    </text:list-style>
    <text:list-style style:name="L4">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mm" text:min-label-width="4.99mm"/>
      </text:list-level-style-number>
      <text:list-level-style-number text:level="3" text:style-name="Numbering_20_Symbols" loext:num-list-format="%3%." style:num-suffix="." style:num-format="1">
        <style:list-level-properties text:space-before="32.53mm" text:min-label-width="4.99mm"/>
      </text:list-level-style-number>
      <text:list-level-style-number text:level="4" text:style-name="Numbering_20_Symbols" loext:num-list-format="%4%." style:num-suffix="." style:num-format="1">
        <style:list-level-properties text:space-before="45.03mm" text:min-label-width="4.99mm"/>
      </text:list-level-style-number>
      <text:list-level-style-number text:level="5" text:style-name="Numbering_20_Symbols" loext:num-list-format="%5%." style:num-suffix="." style:num-format="1">
        <style:list-level-properties text:space-before="57.54mm" text:min-label-width="4.99mm"/>
      </text:list-level-style-number>
      <text:list-level-style-number text:level="6" text:style-name="Numbering_20_Symbols" loext:num-list-format="%6%." style:num-suffix="." style:num-format="1">
        <style:list-level-properties text:space-before="70.05mm" text:min-label-width="4.99mm"/>
      </text:list-level-style-number>
      <text:list-level-style-number text:level="7" text:style-name="Numbering_20_Symbols" loext:num-list-format="%7%." style:num-suffix="." style:num-format="1">
        <style:list-level-properties text:space-before="82.55mm" text:min-label-width="4.99mm"/>
      </text:list-level-style-number>
      <text:list-level-style-number text:level="8" text:style-name="Numbering_20_Symbols" loext:num-list-format="%8%." style:num-suffix="." style:num-format="1">
        <style:list-level-properties text:space-before="95.06mm" text:min-label-width="4.99mm"/>
      </text:list-level-style-number>
      <text:list-level-style-number text:level="9" text:style-name="Numbering_20_Symbols" loext:num-list-format="%9%." style:num-suffix="." style:num-format="1">
        <style:list-level-properties text:space-before="107.56mm" text:min-label-width="4.99mm"/>
      </text:list-level-style-number>
      <text:list-level-style-number text:level="10" text:style-name="Numbering_20_Symbols" loext:num-list-format="%10%." style:num-suffix="." style:num-format="1">
        <style:list-level-properties text:space-before="120.07mm" text:min-label-width="4.99mm"/>
      </text:list-level-style-number>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6">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mm" text:min-label-width="4.99mm"/>
      </text:list-level-style-number>
      <text:list-level-style-number text:level="3" text:style-name="Numbering_20_Symbols" loext:num-list-format="%3%." style:num-suffix="." style:num-format="1">
        <style:list-level-properties text:space-before="32.53mm" text:min-label-width="4.99mm"/>
      </text:list-level-style-number>
      <text:list-level-style-number text:level="4" text:style-name="Numbering_20_Symbols" loext:num-list-format="%4%." style:num-suffix="." style:num-format="1">
        <style:list-level-properties text:space-before="45.03mm" text:min-label-width="4.99mm"/>
      </text:list-level-style-number>
      <text:list-level-style-number text:level="5" text:style-name="Numbering_20_Symbols" loext:num-list-format="%5%." style:num-suffix="." style:num-format="1">
        <style:list-level-properties text:space-before="57.54mm" text:min-label-width="4.99mm"/>
      </text:list-level-style-number>
      <text:list-level-style-number text:level="6" text:style-name="Numbering_20_Symbols" loext:num-list-format="%6%." style:num-suffix="." style:num-format="1">
        <style:list-level-properties text:space-before="70.05mm" text:min-label-width="4.99mm"/>
      </text:list-level-style-number>
      <text:list-level-style-number text:level="7" text:style-name="Numbering_20_Symbols" loext:num-list-format="%7%." style:num-suffix="." style:num-format="1">
        <style:list-level-properties text:space-before="82.55mm" text:min-label-width="4.99mm"/>
      </text:list-level-style-number>
      <text:list-level-style-number text:level="8" text:style-name="Numbering_20_Symbols" loext:num-list-format="%8%." style:num-suffix="." style:num-format="1">
        <style:list-level-properties text:space-before="95.06mm" text:min-label-width="4.99mm"/>
      </text:list-level-style-number>
      <text:list-level-style-number text:level="9" text:style-name="Numbering_20_Symbols" loext:num-list-format="%9%." style:num-suffix="." style:num-format="1">
        <style:list-level-properties text:space-before="107.56mm" text:min-label-width="4.99mm"/>
      </text:list-level-style-number>
      <text:list-level-style-number text:level="10" text:style-name="Numbering_20_Symbols" loext:num-list-format="%10%." style:num-suffix="." style:num-format="1">
        <style:list-level-properties text:space-before="120.07mm" text:min-label-width="4.99mm"/>
      </text:list-level-style-number>
    </text:list-style>
    <text:list-style style:name="L7">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mm" text:min-label-width="4.99mm"/>
      </text:list-level-style-number>
      <text:list-level-style-number text:level="3" text:style-name="Numbering_20_Symbols" loext:num-list-format="%3%." style:num-suffix="." style:num-format="1">
        <style:list-level-properties text:space-before="32.53mm" text:min-label-width="4.99mm"/>
      </text:list-level-style-number>
      <text:list-level-style-number text:level="4" text:style-name="Numbering_20_Symbols" loext:num-list-format="%4%." style:num-suffix="." style:num-format="1">
        <style:list-level-properties text:space-before="45.03mm" text:min-label-width="4.99mm"/>
      </text:list-level-style-number>
      <text:list-level-style-number text:level="5" text:style-name="Numbering_20_Symbols" loext:num-list-format="%5%." style:num-suffix="." style:num-format="1">
        <style:list-level-properties text:space-before="57.54mm" text:min-label-width="4.99mm"/>
      </text:list-level-style-number>
      <text:list-level-style-number text:level="6" text:style-name="Numbering_20_Symbols" loext:num-list-format="%6%." style:num-suffix="." style:num-format="1">
        <style:list-level-properties text:space-before="70.05mm" text:min-label-width="4.99mm"/>
      </text:list-level-style-number>
      <text:list-level-style-number text:level="7" text:style-name="Numbering_20_Symbols" loext:num-list-format="%7%." style:num-suffix="." style:num-format="1">
        <style:list-level-properties text:space-before="82.55mm" text:min-label-width="4.99mm"/>
      </text:list-level-style-number>
      <text:list-level-style-number text:level="8" text:style-name="Numbering_20_Symbols" loext:num-list-format="%8%." style:num-suffix="." style:num-format="1">
        <style:list-level-properties text:space-before="95.06mm" text:min-label-width="4.99mm"/>
      </text:list-level-style-number>
      <text:list-level-style-number text:level="9" text:style-name="Numbering_20_Symbols" loext:num-list-format="%9%." style:num-suffix="." style:num-format="1">
        <style:list-level-properties text:space-before="107.56mm" text:min-label-width="4.99mm"/>
      </text:list-level-style-number>
      <text:list-level-style-number text:level="10" text:style-name="Numbering_20_Symbols" loext:num-list-format="%10%." style:num-suffix="." style:num-format="1">
        <style:list-level-properties text:space-before="120.07mm" text:min-label-width="4.99mm"/>
      </text:list-level-style-number>
    </text:list-style>
    <text:list-style style:name="L8">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mm" text:min-label-width="4.99mm"/>
      </text:list-level-style-number>
      <text:list-level-style-number text:level="3" text:style-name="Numbering_20_Symbols" loext:num-list-format="%3%." style:num-suffix="." style:num-format="1">
        <style:list-level-properties text:space-before="32.53mm" text:min-label-width="4.99mm"/>
      </text:list-level-style-number>
      <text:list-level-style-number text:level="4" text:style-name="Numbering_20_Symbols" loext:num-list-format="%4%." style:num-suffix="." style:num-format="1">
        <style:list-level-properties text:space-before="45.03mm" text:min-label-width="4.99mm"/>
      </text:list-level-style-number>
      <text:list-level-style-number text:level="5" text:style-name="Numbering_20_Symbols" loext:num-list-format="%5%." style:num-suffix="." style:num-format="1">
        <style:list-level-properties text:space-before="57.54mm" text:min-label-width="4.99mm"/>
      </text:list-level-style-number>
      <text:list-level-style-number text:level="6" text:style-name="Numbering_20_Symbols" loext:num-list-format="%6%." style:num-suffix="." style:num-format="1">
        <style:list-level-properties text:space-before="70.05mm" text:min-label-width="4.99mm"/>
      </text:list-level-style-number>
      <text:list-level-style-number text:level="7" text:style-name="Numbering_20_Symbols" loext:num-list-format="%7%." style:num-suffix="." style:num-format="1">
        <style:list-level-properties text:space-before="82.55mm" text:min-label-width="4.99mm"/>
      </text:list-level-style-number>
      <text:list-level-style-number text:level="8" text:style-name="Numbering_20_Symbols" loext:num-list-format="%8%." style:num-suffix="." style:num-format="1">
        <style:list-level-properties text:space-before="95.06mm" text:min-label-width="4.99mm"/>
      </text:list-level-style-number>
      <text:list-level-style-number text:level="9" text:style-name="Numbering_20_Symbols" loext:num-list-format="%9%." style:num-suffix="." style:num-format="1">
        <style:list-level-properties text:space-before="107.56mm" text:min-label-width="4.99mm"/>
      </text:list-level-style-number>
      <text:list-level-style-number text:level="10" text:style-name="Numbering_20_Symbols" loext:num-list-format="%10%." style:num-suffix="." style:num-format="1">
        <style:list-level-properties text:space-before="120.07mm" text:min-label-width="4.99m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Functional Requirements:</text:p>
      <text:list text:style-name="L1">
        <text:list-item>
          <text:p text:style-name="P3">Animal Movement Monitoring Surveillance system for the observation of all movements in radiotransmitters in animals inhabiting the park; animals and tracking their locations down to 0.1 s individually</text:p>
        </text:list-item>
        <text:list-item>
          <text:p text:style-name="P3">Fence Monitor &amp; Alarm System System — The system should sense any damage done to the the animal, and start sounding alarm when the ()); [electric]] fences collapse. necessary.</text:p>
        </text:list-item>
        <text:list-item>
          <text:p text:style-name="P3">Veterinary Notification Notify the veterinary staff - The system should notify the vet staff;*/ (via a beep or alarm) when any of the animals are wounded. Non-Functional Requirements:</text:p>
        </text:list-item>
        <text:list-item>
          <text:p text:style-name="P3">Performance Efficiency — the system must calculate location for each wildlife within 0.1 seconds, and should be monitored seconds by second to have the quick slew rate monitoring and response.</text:p>
        </text:list-item>
        <text:list-item>
          <text:p text:style-name="P3">Usability Ease of Usewhereby the interface is in menus ensuring that anyone can use it staff in the control center.</text:p>
        </text:list-item>
        <text:list-item>
          <text:p text:style-name="P3">Reliability Reliable: The system should be rigorously tested before it is delivered to ensure that the user can trust them. since dangerous animals are being watched. It needs to work, and with no faults especially in. fences broke and animal escapes occurred.</text:p>
        </text:list-item>
      </text:list>
      <text:p text:style-name="Text_20_body"><text:line-break/>---</text:p>
      <text:p text:style-name="P2">Functional Requirements:</text:p>
      <text:list text:style-name="L2">
        <text:list-item>
          <text:p text:style-name="P4">Animal Movement Monitoring Surveillance system for the observation of all movements in radiotransmitters in animals inhabiting the park; animals and tracking their locations down to 0.1 s individually</text:p>
        </text:list-item>
        <text:list-item>
          <text:p text:style-name="P4">Fence Monitor &amp; Alarm System System — The system should sense any damage done to the the animal, and start sounding alarm when the ()); [electric]] fences collapse. necessary.</text:p>
        </text:list-item>
        <text:list-item>
          <text:p text:style-name="P4">Veterinary Notification Notify the veterinary staff - The system should notify the vet staff;*/ (via a beep or alarm) when any of the animals are wounded. Non-Functional Requirements:</text:p>
        </text:list-item>
        <text:list-item>
          <text:p text:style-name="P4">Performance Efficiency — the system must calculate location for each wildlife within 0.1 seconds, and should be monitored seconds by second to have the quick slew rate monitoring and response.</text:p>
        </text:list-item>
        <text:list-item>
          <text:p text:style-name="P4">Usability Ease of Usewhereby the interface is in menus ensuring that anyone can use it staff in the control center.</text:p>
        </text:list-item>
        <text:list-item>
          <text:p text:style-name="P4">Reliability Reliable: The system should be rigorously tested before it is delivered to ensure that the user can trust them. since dangerous animals are being watched. It needs to work, and with no faults especially in. fences broke and animal escapes occurred.</text:p>
        </text:list-item>
      </text:list>
      <text:p text:style-name="Horizontal_20_Line"/>
      <text:p text:style-name="P2"><text:soft-page-break/>Part B In this software development life cycle the most suitable sd1 would be Incremental Model. cycle. In this post, I will explain why and how. Why the Incremental Model Model? ?</text:p>
      <text:list text:style-name="L3">
        <text:list-item>
          <text:p text:style-name="P5">Complexity Complexity: the system uses many as well as crucial functions (tracking animals movement, alert alarms, veterinary alerts and so on.) Building the end to end system (like Waterfall Model) may involve risks and inability to satisfy demand.</text:p>
        </text:list-item>
        <text:list-item>
          <text:p text:style-name="P5">Iterative T Testing esting and Feedback Comment: testing and Follows The Incremental Model because of feedback on each increment, critical in a safety-critical system which requires improvements to be made on a continuous basis in order for the This application monitors dangerious animals.</text:p>
        </text:list-item>
        <text:list-item>
          <text:p text:style-name="P5">Flexibility Flexibility: The changes can be done from the development as and when required at any time. For example, improvements can be made based on feedback from initial increments of the system. is taken prior to the full thing being rolled out.</text:p>
        </text:list-item>
        <text:list-item>
          <text:p text:style-name="P5">Time Sensitivity Practicality: A December opening for the park is planned, and the system must be ready by then. Incremental development of the system that delivers it early core functionality (such as almost the basic tracking of mammals) and further enhance any for additional features (like User Interface, Alarms and Veterinary Alert) in the following ones increments.</text:p>
        </text:list-item>
      </text:list>
      <text:p text:style-name="Text_20_body">----<text:line-break/><text:line-break/><text:span text:style-name="T3">Incremental Model Phases Model::</text:span></text:p>
      <text:list text:style-name="L4">
        <text:list-item>
          <text:p text:style-name="P6">Requirement Analysis Analysis: • Document features that will and won´t be supported by the system functional requirements. ——Split the requirements across various modules or components which are interdependent, be developed incrementally.</text:p>
        </text:list-item>
        <text:list-item>
          <text:p text:style-name="P6">Design Design: For every iteration, develop the architectural design… Modules/Services being Designed For example, start to help with animal movement tracking and position calculations. module first.</text:p>
        </text:list-item>
        <text:list-item>
          <text:p text:style-name="P6">Progress (First Increment) Increment): • Implement the basics like receiving_signals from the transmitters, calculating the positions of animals and displaying these on a map. • Test even this increment for accuracy and performance.</text:p>
        </text:list-item>
        <text:list-item>
          <text:p text:style-name="P11"><text:span text:style-name="T1">Testing esting: • Test the increment for every one you have developed to see it fulfills all the requirements. • Each component of this tool is being tested due to dangers of these animals detected by the system, Fence breaths or other functional failures not to happen so</text:span><text:span text:style-name="T2">必须防呢队因———— </text:span><text:span text:style-name="T1">Imperialistic wild ass dunk. alarm triggers.</text:span></text:p>
        </text:list-item>
        <text:list-item>
          <text:p text:style-name="P6">Delivery of First Increment Increment: Why wait: • When the base features of system are done in first iteration (like animal tracking and fence monitoring) This data is passed on to it client. input from the stakeholders.</text:p>
        </text:list-item>
      </text:list>
      <text:list text:style-name="L5">
        <text:list-item>
          <text:p text:style-name="P7"><text:soft-page-break/>produce partially working systems to satisfy urgent demands, instead of Additional increases are created.</text:p>
        </text:list-item>
      </text:list>
      <text:list text:style-name="L6">
        <text:list-item>
          <text:p text:style-name="P13"><text:span text:style-name="T3">Data — Repeat Steps for Next Increments Increments: • provided a unique features especially veterinary alert system, staff account→add functionality for sure and we have our Veterinary Alert System • useraccessible area list→ add feature </text:span><text:span text:style-name="Emphasis"><text:span text:style-name="T4">-------------------------------------------------------------------------------------------------------------------------------------------------------------------------------------------------------------------------------------------</text:span></text:span><text:span text:style-name="T3">? fence damage, and the alarm system would clarify in future control menus. increments. · Tests each increment, deliver it to the customer and receive feedback ·</text:span></text:p>
        </text:list-item>
        <text:list-item>
          <text:p text:style-name="P8">Integration and Final T Testing esting: • Once all increments are developed and tested separately, these must be better integrated them into the final system. • Conduct End- to-end system testing both manually and via CI Pipelines • Comprehensive 360 degree Product Testing as part of the workflow out the fail-safes and alarms in conjunction as they turn out to be Semi til avsystem med farliga djur</text:p>
        </text:list-item>
        <text:list-item>
          <text:p text:style-name="P8">Deployment and Maintenance Maintenance: Once the whole system is integrated, deploy it for park usage [Enter Seed Node] Maintain system, Operating changes on behalf of user feedback or necessary fixes.</text:p>
        </text:list-item>
      </text:list>
      <text:p text:style-name="Text_20_body">----</text:p>
      <text:p text:style-name="P1">Reason for selecting the Incremental Model Model:: • Reduced Risk Creating the system one step at a time reduces your risk of building something no-one will use. identifying large issues later in the development process (and a primary issue to our user) For me, Erlang is all about safety ( safety-critical systems like monitoring dangerous animals ), fault-tolerance and distribution. Early core features delivery Advantages: The Incremental Model permits you to submit components components of a system (e.g., core animal monitoring) are adopted sooner with minimum possible.MoveNext Backup from Last Inked Event:minorPotential minor backup to the last inked event ongoing production.consequenceTimeline ReviewlineReviewed? system under construction As the image above clearly indicated the two systems have identical functions are operational. • Flexibility for Changes Flexibility: The model accepts feedback and allows for adaptations in followingincrements, essential for a comprehensive system like this. By experiencing real-time results, some may even find they need testing along the way and possible adjustments. • Time Management Management: The park has a hard open date so delivering an provide functional increments partial the system opperational And there are more features in active development. The Incremental Model encapsulates the flexibility of incorporating changes at minimal cost, reduces risk and is able to demonstrate a functional aspect in every cycle. These are all processes of continuous improvement, testing and refining that are required for a system as crucial but underdeveloped as the security+. safety-focused project.</text:p>
      <text:p text:style-name="P1"><text:soft-page-break/></text:p>
      <text:p text:style-name="P1">---</text:p>
      <text:p text:style-name="P1"/>
      <text:p text:style-name="P1">ummary of Why W Waterfall Waterfall and Reuse-Oriented Development Models Not Fit:</text:p>
      <text:list text:style-name="L7">
        <text:list-item>
          <text:p text:style-name="P9">Waterfall Model Model: • Rigid structure FORMAT: Given that the system features safety-critical issue and changes during development, components would cost prohibitive to resolve Waterfall style. This model does no slack is available and testing happens only at the endangible far too dicey for a project this important. • Late integration interoperability, data exchange: Animal monitoring software must work smoothly — and can fill any holes in your integration process during later stage integrations ]); delay the opening of same respectively both for you to miss that deadline. • Does not fit to requirement changes requirements: If the requirements change during feedback from initial testing) the development. The Waterfall Model would not handle these needs and changes easily.</text:p>
        </text:list-item>
        <text:list-item>
          <text:p text:style-name="P9">Reuse-Oriented Model Model: Relying on external dependencies component: This model is pretty dependent on consists of the lack of reusable component -A reusable components may not exists for a same Specialized system (eg: monitoring dangerous animals) Customizing the SFF-related savings from shared, reusable components can be offset by equivalent effort to make those processes and tools uniform across the enterprise Reuse and its time and cost benefits. • Integration issues problem: Compatibility related to the reusability of components from other sources may incluCargo Cult Integration issues By necessitating up-to-the-moment data sets monitoring and safety measures, these struggles could be incorporated critical delays. • Limited flexibility flexible: Although this model could help reduce time and spending if the wrong components are located, and misses the venturing flexibility. the park monitoring system, and custom requirements of the part Incremental Model is Best Suitable: The Incremental Model is a blend of flexibility and risk minimization, both executed in parallel with the infrastructure for an otherwise finished component. delivery. An iterative approach ensures delivery of essential features quickly, also testing them continuously. making it the perfect fit for this project due to its nimbability and agility.</text:p>
        </text:list-item>
      </text:list>
      <text:p text:style-name="P1"/>
      <text:p text:style-name="P1"/>
      <text:p text:style-name="P1">---- </text:p>
      <text:p text:style-name="P1"/>
      <text:p text:style-name="P1"><text:soft-page-break/>Part C Before the computer monitoring system for park problems, and when it comes to site hosting dangerous animals this is also a potentially bigger problem. I came up with six potential issues:</text:p>
      <text:list text:style-name="L8">
        <text:list-item>
          <text:p text:style-name="P12">◦ <text:span text:style-name="T1">Incomplete or ambiguous requirements Requirements:: • Stakeholder Confusion : The stake holders may not know exactly what they want out of the • No Training and SPOF(floor which plays a crucial role). system. Generally speaking, these tools will try to use a few fancy buzzwords to explain how the monitoring whatchamacallit works (e. g.: multi-tenancy etc.). or alert systems should work. This can result in incomplete requirements that require to be-built. It requires clarification and can disrupt development timelines.</text:span></text:p>
        </text:list-item>
        <text:list-item>
          <text:p text:style-name="P10">Diverse Stakeholder Needs Needs:: • Multiple stake holders are a part of the project, park managers, game wardens veterinarians, and safety officials (and maybe tourists) as well. Each group may have Wanting to meet them all, but they are going in different directions and have other needs-through reconciling the mom of it all. in system-level design. 3. Lack of T Technical Knowledge Transfer From Stakeholders Stakeholders:: • The system may not be understood by many stakeholders. ( Radio Signal Broadcast, Serial Communication Form and Software Interface) design). When they do, they may not be able to articulate what it is that would meet their suitable for the plant development group (causing conversation gaps and). misunderstandings.</text:p>
        </text:list-item>
        <text:list-item>
          <text:p text:style-name="P10">Complex Safety Requirements Requirements:: • Because the dangerous animals in this system must be monitored, security measures •adopted to meet these specifications differ. it is absolutely necessary to be very detailed and accurate. Fine-tuning the parameters of alarms. monitoring with fences, and emergency protocols can be challenging in areas which have not room for error. A misunderstanding of safety protocols, literally for a moment… safety-affecting system failures.</text:p>
        </text:list-item>
        <text:list-item>
          <text:p text:style-name="P10">Evolving Requirements Requirements:: Parks Management : As it is completed or as the parks are developed by system development, stakeholders may recognize that some things about the system have got to give. For example, they might choose to add animals or new attractions for tourists, having an impact on the monitoring system. The requirements can change so much while the software is being designed that it may seem like impossibly hard to arrive at an End Product as worthy of your product name system specifications.</text:p>
        </text:list-item>
        <text:list-item>
          <text:p text:style-name="P10">Feasibility Constraints Constraints:: • Balancing the costs with Rs 6 millionbudget of and timeline for the project. might be difficult due to some constraints ( so close deadline in December ). Stakeholders may have very high system features&gt;=most resource-heavy record and data transcribing)&gt;=detailed animal tracking for a species which has not been seen or recorded in _ years (like sending alerts [] or complex alarms), but those requirements may be harder to address in the given cost and timeline. Prioritizing requirements in It can be tough with these constraints. To handle such challenges, it is important to regularly communicate with the parents/ care givers of. Get input from <text:soft-page-break/>stakeholders, do iterative requirements gathering and use techniques like prototypes. clarify the system's needs, and also to come up with new user stories.</text:p>
        </text:list-item>
      </text:list>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Inter" svg:font-family="Inter,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orizontal_20_Line" style:display-name="Horizontal Line" style:family="paragraph" style:parent-style-name="Standard" style:next-style-name="Text_20_body" style:class="html">
      <style:paragraph-properties fo:margin-top="0mm" fo:margin-bottom="4.99mm" style:contextual-spacing="false" style:border-line-width-bottom="0.02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3T16:13:07.298445164</meta:creation-date>
    <dc:date>2024-10-23T16:21:06.772711299</dc:date>
    <meta:editing-duration>PT8M</meta:editing-duration>
    <meta:editing-cycles>1</meta:editing-cycles>
    <meta:document-statistic meta:table-count="0" meta:image-count="0" meta:object-count="0" meta:page-count="6" meta:paragraph-count="43" meta:word-count="2036" meta:character-count="13487" meta:non-whitespace-character-count="11524"/>
    <meta:generator>LibreOffice/7.4.7.2$Linux_X86_64 LibreOffice_project/40$Build-2</meta:generator>
  </office:meta>
</office:document-meta>
</file>